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723cm" fo:min-width="1.298cm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4cm" fo:min-width="1.72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0.72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384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22cm" fo:min-width="0.747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614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595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5.5cm" svg:y="3.001cm"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3cm" svg:height="3cm" svg:x="5.501cm" svg:y="9.002cm">
          <text:p text:style-name="P1"><text:span text:style-name="T1">Encrypted</text:span></text:p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xml:id="id4" draw:id="id4" draw:layer="layout" draw:type="line" svg:x1="7cm" svg:y1="6.001cm" svg:x2="7.001cm" svg:y2="9.002cm" draw:start-shape="id1" draw:start-glue-point="8" draw:end-shape="id2" draw:end-glue-point="5" svg:d="M7000 6001l1 3001" svg:viewBox="0 0 2 3002">
          <text:p/>
        </draw:connector>
        <draw:custom-shape draw:style-name="gr3" draw:text-style-name="P3" xml:id="id3" draw:id="id3" draw:layer="layout" svg:width="2.325cm" svg:height="3cm" svg:x="10.75cm" svg:y="6.001cm">
          <text:p text:style-name="P1"><text:span text:style-name="T1">Public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line" svg:x1="10.75cm" svg:y1="7.501cm" svg:x2="7cm" svg:y2="7.501cm" draw:start-shape="id3" draw:start-glue-point="6" draw:end-shape="id4" draw:end-glue-point="0" svg:d="M10750 7501h-3750" svg:viewBox="0 0 3751 1">
          <text:p/>
        </draw:connector>
        <draw:custom-shape draw:style-name="gr1" draw:text-style-name="P2" xml:id="id5" draw:id="id5" draw:layer="layout" svg:width="3cm" svg:height="3cm" svg:x="5.502cm" svg:y="15.003cm">
          <text:p text:style-name="P1"><text:span text:style-name="T1">Decrypted</text:span></text:p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6" draw:id="id6" draw:layer="layout" svg:width="2.25cm" svg:height="2.998cm" svg:x="10.825cm" svg:y="12.002cm">
          <text:p text:style-name="P1"><text:span text:style-name="T1">Private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xml:id="id7" draw:id="id7" draw:layer="layout" draw:type="line" svg:x1="7.001cm" svg:y1="12.002cm" svg:x2="7.002cm" svg:y2="15.003cm" draw:start-shape="id2" draw:start-glue-point="8" draw:end-shape="id5" draw:end-glue-point="5" svg:d="M7001 12002l1 3001" svg:viewBox="0 0 2 3002">
          <text:p/>
        </draw:connector>
        <draw:connector draw:style-name="gr2" draw:text-style-name="P2" xml:id="id9" draw:id="id9" draw:layer="layout" draw:type="line" svg:x1="10.825cm" svg:y1="13.501cm" svg:x2="7.001cm" svg:y2="13.502cm" draw:start-shape="id6" draw:start-glue-point="6" draw:end-shape="id7" draw:end-glue-point="0" svg:d="M10825 13501l-3824 1" svg:viewBox="0 0 3825 2">
          <text:p/>
        </draw:connector>
        <draw:connector draw:style-name="gr2" draw:text-style-name="P2" draw:layer="layout" svg:x1="15.25cm" svg:y1="9cm" svg:x2="8.875cm" svg:y2="13.502cm" draw:start-shape="id8" draw:start-glue-point="8" draw:end-shape="id9" draw:end-glue-point="0" svg:d="M15250 9000v2184h-6375v2318" svg:viewBox="0 0 6376 4503">
          <text:p/>
        </draw:connector>
        <draw:custom-shape draw:style-name="gr1" draw:text-style-name="P2" xml:id="id8" draw:id="id8" draw:layer="layout" svg:width="3cm" svg:height="3cm" svg:x="13.75cm" svg:y="6cm">
          <text:p text:style-name="P1"><text:span text:style-name="T1">User </text:span><text:span text:style-name="T1">input</text:span></text:p>
          <text:p text:style-name="P1"><text:span text:style-name="T1">path to </text:span><text:span text:style-name="T1">ke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11" draw:id="id11" draw:layer="layout" svg:width="2.5cm" svg:height="1.4cm" svg:x="5.45cm" svg:y="21.2cm">
          <text:p text:style-name="P1"><text:span text:style-name="T1">equal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6" draw:text-style-name="P5" xml:id="id10" draw:id="id10" draw:layer="layout" svg:width="2.5cm" svg:height="1.6cm" svg:x="5.45cm" svg:y="18.8cm">
          <text:p text:style-name="P1"><text:span text:style-name="T1">comp</text:span><text:span text:style-name="T1">are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6.7cm" svg:y1="20.4cm" svg:x2="6.7cm" svg:y2="21.2cm" draw:start-shape="id10" draw:start-glue-point="2" draw:end-shape="id11" draw:end-glue-point="4" svg:d="M6700 20400v800" svg:viewBox="0 0 1 801">
          <text:p/>
        </draw:connector>
        <draw:custom-shape draw:style-name="gr7" draw:text-style-name="P4" xml:id="id13" draw:id="id13" draw:layer="layout" svg:width="1.275cm" svg:height="0.8cm" svg:x="8.95cm" svg:y="21.5cm">
          <text:p text:style-name="P1"><text:span text:style-name="T1">rejec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7cm" svg:y1="22.6cm" svg:x2="6.7cm" svg:y2="23.8cm" draw:start-shape="id11" draw:start-glue-point="6" draw:end-shape="id12" svg:d="M6700 22600v1200" svg:viewBox="0 0 1 1201">
          <text:p/>
        </draw:connector>
        <draw:connector draw:style-name="gr2" draw:text-style-name="P2" draw:layer="layout" svg:x1="7.95cm" svg:y1="21.9cm" svg:x2="8.95cm" svg:y2="21.9cm" draw:start-shape="id11" draw:start-glue-point="7" draw:end-shape="id13" draw:end-glue-point="3" svg:d="M7950 21900h1000" svg:viewBox="0 0 1001 1">
          <text:p/>
        </draw:connector>
        <draw:frame draw:style-name="gr8" draw:text-style-name="P7" draw:layer="layout" svg:width="1.2cm" svg:height="0.725cm" svg:x="6.75cm" svg:y="22.3cm">
          <draw:text-box>
            <text:p text:style-name="P6"><text:span text:style-name="T1">yes</text:span></text:p>
          </draw:text-box>
        </draw:frame>
        <draw:frame draw:style-name="gr8" draw:text-style-name="P7" draw:layer="layout" svg:width="1.2cm" svg:height="0.725cm" svg:x="7.65cm" svg:y="21.175cm">
          <draw:text-box>
            <text:p text:style-name="P6"><text:span text:style-name="T1">no</text:span></text:p>
          </draw:text-box>
        </draw:frame>
        <draw:connector draw:style-name="gr2" draw:text-style-name="P2" draw:layer="layout" draw:line-skew="-0.186cm" svg:x1="5.8cm" svg:y1="4.501cm" svg:x2="5.45cm" svg:y2="19.6cm" draw:start-shape="id1" draw:start-glue-point="6" draw:end-shape="id10" svg:d="M5800 4501h-1050v15099h700" svg:viewBox="0 0 1051 15100">
          <text:p/>
        </draw:connector>
        <draw:connector draw:style-name="gr2" draw:text-style-name="P2" draw:layer="layout" svg:x1="6.696cm" svg:y1="18.003cm" svg:x2="6.7cm" svg:y2="18.8cm" draw:start-shape="id5" draw:start-glue-point="7" draw:end-shape="id10" draw:end-glue-point="0" svg:d="M6696 18003v399h4v398" svg:viewBox="0 0 5 798">
          <text:p/>
        </draw:connector>
        <draw:custom-shape draw:style-name="gr9" draw:text-style-name="P5" xml:id="id12" draw:id="id12" draw:layer="layout" svg:width="2.8cm" svg:height="1.6cm" svg:x="5.3cm" svg:y="23.8cm">
          <text:p text:style-name="P1"><text:span text:style-name="T1">User-</text:span></text:p>
          <text:p text:style-name="P1"><text:span text:style-name="T1">password-</text:span></text:p>
          <text:p text:style-name="P1"><text:span text:style-name="T1">reset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0" draw:text-style-name="P5" xml:id="id14" draw:id="id14" draw:layer="layout" svg:width="2.775cm" svg:height="1.6cm" svg:x="10.55cm" svg:y="21.1cm">
          <text:p text:style-name="P1"><text:span text:style-name="T1">Key</text:span></text:p>
          <text:p text:style-name="P1"><text:span text:style-name="T1">generation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6.7cm" svg:y1="22.6cm" svg:x2="11.937cm" svg:y2="22.7cm" draw:start-shape="id11" draw:start-glue-point="6" draw:end-shape="id14" draw:end-glue-point="2" svg:d="M6700 22600v615h5237v-515" svg:viewBox="0 0 5238 616">
          <text:p/>
        </draw:connector>
        <draw:connector draw:style-name="gr2" draw:text-style-name="P2" xml:id="id15" draw:id="id15" draw:layer="layout" svg:x1="11.937cm" svg:y1="21.1cm" svg:x2="11.95cm" svg:y2="15cm" draw:start-shape="id14" draw:start-glue-point="0" draw:end-shape="id6" draw:end-glue-point="7" svg:d="M11937 21100v-3049h13v-3051" svg:viewBox="0 0 14 6101">
          <text:p/>
        </draw:connector>
        <draw:connector draw:style-name="gr2" draw:text-style-name="P2" draw:layer="layout" draw:line-skew="2.45cm -0.308cm" svg:x1="11.943cm" svg:y1="18.051cm" svg:x2="11.913cm" svg:y2="9.001cm" draw:start-shape="id15" draw:start-glue-point="0" draw:end-shape="id3" draw:end-glue-point="7" svg:d="M11943 18051h1807v-6351h-1837v-2699" svg:viewBox="0 0 1838 9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1:40:29.783000000</meta:creation-date>
    <dc:date>2019-03-07T12:24:28.232693211</dc:date>
    <meta:editing-duration>PT21H9M21S</meta:editing-duration>
    <meta:editing-cycles>7</meta:editing-cycles>
    <meta:generator>LibreOffice/6.0.7.3$Linux_X86_64 LibreOffice_project/00m0$Build-3</meta:generator>
    <meta:document-statistic meta:object-count="26"/>
  </office:meta>
</office:document-meta>
</file>